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E080B12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 style:list-style-name="L4">
      <style:graphic-properties draw:fill-color="#ffffff" draw:auto-grow-height="true" fo:min-height="3.507cm"/>
    </style:style>
    <style:style style:name="pr2" style:family="presentation" style:parent-style-name="lyt-cool-subtitle">
      <style:graphic-properties draw:fill-color="#ffffff" draw:auto-grow-height="true" fo:min-height="13.23cm"/>
    </style:style>
    <style:style style:name="pr3" style:family="presentation" style:parent-style-name="lyt-cool-subtitle">
      <style:graphic-properties draw:fill-color="#ffffff" draw:auto-grow-height="true" fo:min-height="3.134cm"/>
    </style:style>
    <style:style style:name="pr4" style:family="presentation" style:parent-style-name="lyt-cool-notes">
      <style:graphic-properties draw:fill-color="#ffffff" draw:auto-grow-height="true" fo:min-height="11.41cm"/>
    </style:style>
    <style:style style:name="pr5" style:family="presentation" style:parent-style-name="lyt-cool-title" style:list-style-name="L4">
      <style:graphic-properties draw:fill-color="#ffffff" draw:auto-grow-height="true" fo:min-height="3.507cm"/>
    </style:style>
    <style:style style:name="pr6" style:family="presentation" style:parent-style-name="lyt-cool-outline1">
      <style:graphic-properties draw:fill-color="#ffffff" draw:auto-grow-height="true" fo:min-height="13.231cm"/>
    </style:style>
    <style:style style:name="pr7" style:family="presentation" style:parent-style-name="lyt-cool-title" style:list-style-name="L4">
      <style:graphic-properties draw:fill-color="#ffffff" draw:auto-grow-height="true" fo:min-height="3.507cm"/>
    </style:style>
    <style:style style:name="pr8" style:family="presentation" style:parent-style-name="lyt-cool-outline1">
      <style:graphic-properties draw:fill-color="#ffffff" fo:min-height="13.231cm"/>
    </style:style>
    <style:style style:name="pr9" style:family="presentation" style:parent-style-name="lyt-cool-title" style:list-style-name="L4">
      <style:graphic-properties draw:fill-color="#ffffff" draw:auto-grow-height="true" fo:min-height="3.507cm"/>
    </style:style>
    <style:style style:name="pr10" style:family="presentation" style:parent-style-name="lyt-cool-title" style:list-style-name="L4">
      <style:graphic-properties draw:fill-color="#ffffff" draw:auto-grow-height="true" fo:min-height="3.507cm"/>
    </style:style>
    <style:style style:name="pr11" style:family="presentation" style:parent-style-name="lyt-cool-title" style:list-style-name="L4">
      <style:graphic-properties draw:fill-color="#ffffff" draw:auto-grow-height="true" fo:min-height="3.507cm"/>
    </style:style>
    <style:style style:name="pr12" style:family="presentation" style:parent-style-name="lyt-cool-title" style:list-style-name="L4">
      <style:graphic-properties draw:fill-color="#ffffff" draw:auto-grow-height="true" fo:min-height="3.507cm"/>
    </style:style>
    <style:style style:name="pr13" style:family="presentation" style:parent-style-name="lyt-cool-title">
      <style:graphic-properties fo:min-height="3.507cm"/>
    </style:style>
    <style:style style:name="pr14" style:family="presentation" style:parent-style-name="lyt-cool-outline1">
      <style:graphic-properties draw:stroke="none" draw:fill="none" fo:min-height="13.23cm"/>
    </style:style>
    <style:style style:name="pr15" style:family="presentation" style:parent-style-name="lyt-cool-notes">
      <style:graphic-properties draw:fill-color="#ffffff" fo:min-height="11.41cm"/>
    </style:style>
    <style:style style:name="P1" style:family="paragraph">
      <style:paragraph-properties fo:margin-left="0.6cm" fo:margin-right="0cm" fo:text-indent="-1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align="center" fo:text-indent="-0.6cm"/>
    </style:style>
    <style:style style:name="P4" style:family="paragraph">
      <style:paragraph-properties fo:text-align="end"/>
    </style:style>
    <style:style style:name="P5" style:family="paragraph">
      <style:paragraph-properties fo:margin-left="0.6cm" fo:margin-right="0cm" fo:text-align="end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4cm" fo:margin-right="0cm" fo:text-indent="-1.2cm"/>
    </style:style>
    <style:style style:name="P8" style:family="paragraph">
      <style:paragraph-properties fo:margin-left="0cm" fo:margin-right="0cm" fo:text-indent="0cm"/>
      <style:text-properties fo:hyphenate="true"/>
    </style:style>
    <style:style style:name="P9" style:family="paragraph">
      <style:paragraph-properties fo:margin-left="1.4cm" fo:margin-right="0cm" fo:text-indent="-1.2cm"/>
      <style:text-properties fo:hyphenate="tru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" draw:style-name="dp1" draw:master-page-name="lyt-cool" presentation:presentation-page-layout-name="AL1T0"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>PirannaFS</text:p>
          </draw:text-box>
        </draw:frame>
        <draw:frame presentation:style-name="pr2" draw:text-style-name="P3" draw:layer="layout" svg:width="23.911cm" svg:height="13.23cm" svg:x="2.058cm" svg:y="5.838cm" presentation:class="subtitle" presentation:user-transformed="true">
          <draw:text-box>
            <text:p text:style-name="P2">Como (creo) deberían ser los sistemas de archivos</text:p>
          </draw:text-box>
        </draw:frame>
        <draw:frame presentation:style-name="pr3" draw:text-style-name="P5" draw:layer="layout" svg:width="23.911cm" svg:height="3.763cm" svg:x="2.089cm" svg:y="15.186cm">
          <draw:text-box>
            <text:p text:style-name="P4">Jesús Leganés Combarro <text:span text:style-name="T1">"Piranna"</text:span></text:p>
            <text:p text:style-name="P4"><text:a xlink:href="mailto:piranna@gmail.com">piranna@gmail.com</text:a></text:p>
            <text:p text:style-name="P4">Abril 2011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4" draw:text-style-name="P6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Objetivo a largo plazo" draw:style-name="dp1" draw:master-page-name="lyt-cool" presentation:presentation-page-layout-name="AL2T1">
        <draw:frame presentation:style-name="pr5" draw:text-style-name="P1" draw:layer="layout" svg:width="23.911cm" svg:height="3.507cm" svg:x="2.058cm" svg:y="1.543cm" presentation:class="title">
          <draw:text-box>
            <text:p text:style-name="P1">Objetivo a largo plazo</text:p>
          </draw:text-box>
        </draw:frame>
        <draw:frame presentation:style-name="pr6" draw:text-style-name="P7" draw:layer="layout" svg:width="23.384cm" svg:height="13.231cm" svg:x="2.285cm" svg:y="5.938cm" presentation:class="outline" presentation:user-transformed="true">
          <draw:text-box>
            <text:list text:style-name="L3">
              <text:list-item>
                <text:p text:style-name="P6">Exponga el objetivo previsto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4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Deseos de los clientes" draw:style-name="dp1" draw:master-page-name="lyt-cool" presentation:presentation-page-layout-name="AL2T1">
        <draw:frame presentation:style-name="pr7" draw:text-style-name="P1" draw:layer="layout" svg:width="23.911cm" svg:height="3.507cm" svg:x="2.058cm" svg:y="1.543cm" presentation:class="title">
          <draw:text-box>
            <text:p text:style-name="P1">Deseos de los clientes</text:p>
          </draw:text-box>
        </draw:frame>
        <draw:frame presentation:style-name="pr8" draw:text-style-name="P9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8">Presente los deseos de los clientes</text:p>
              </text:list-item>
              <text:list-item>
                <text:p text:style-name="P8">Explique los requisitos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4" draw:text-style-name="P6" draw:layer="layout" svg:width="14.517cm" svg:height="11.41cm" svg:x="3.249cm" svg:y="14.13cm" presentation:class="notes" presentation:placeholder="true">
            <draw:text-box draw:corner-radius="0.003cm"/>
          </draw:frame>
        </presentation:notes>
      </draw:page>
      <draw:page draw:name="Satisfacción de los deseos de los clientes" draw:style-name="dp1" draw:master-page-name="lyt-cool" presentation:presentation-page-layout-name="AL2T1">
        <draw:frame presentation:style-name="pr9" draw:text-style-name="P1" draw:layer="layout" svg:width="23.911cm" svg:height="3.507cm" svg:x="2.058cm" svg:y="1.543cm" presentation:class="title">
          <draw:text-box>
            <text:p text:style-name="P1">Satisfacción de los deseos de los clientes</text:p>
          </draw:text-box>
        </draw:frame>
        <draw:frame presentation:style-name="pr8" draw:text-style-name="P9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8">Explique las características principales del producto</text:p>
              </text:list-item>
              <text:list-item>
                <text:p text:style-name="P8">Relacione las características de los productos con los deseos de los clientes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4" draw:text-style-name="P6" draw:layer="layout" svg:width="14.517cm" svg:height="11.41cm" svg:x="3.249cm" svg:y="14.13cm" presentation:class="notes" presentation:placeholder="true">
            <draw:text-box draw:corner-radius="0.004cm"/>
          </draw:frame>
        </presentation:notes>
      </draw:page>
      <draw:page draw:name="Análisis de costes" draw:style-name="dp1" draw:master-page-name="lyt-cool" presentation:presentation-page-layout-name="AL2T1">
        <draw:frame presentation:style-name="pr10" draw:text-style-name="P1" draw:layer="layout" svg:width="23.911cm" svg:height="3.507cm" svg:x="2.058cm" svg:y="1.543cm" presentation:class="title">
          <draw:text-box>
            <text:p text:style-name="P1">Análisis de costes</text:p>
          </draw:text-box>
        </draw:frame>
        <draw:frame presentation:style-name="pr6" draw:text-style-name="P7" draw:layer="layout" svg:width="23.384cm" svg:height="13.231cm" svg:x="2.285cm" svg:y="5.938cm" presentation:class="outline" presentation:user-transformed="true">
          <draw:text-box>
            <text:list text:style-name="L3">
              <text:list-item>
                <text:p text:style-name="P6">Señale la ventaja financiera para el cliente</text:p>
              </text:list-item>
              <text:list-item>
                <text:p text:style-name="P6">Realice una comparación precio/calidad con la competencia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5"/>
          <draw:frame presentation:style-name="pr4" draw:text-style-name="P6" draw:layer="layout" svg:width="14.517cm" svg:height="11.41cm" svg:x="3.249cm" svg:y="14.13cm" presentation:class="notes" presentation:placeholder="true">
            <draw:text-box draw:corner-radius="0.005cm"/>
          </draw:frame>
        </presentation:notes>
      </draw:page>
      <draw:page draw:name="Ventajas" draw:style-name="dp1" draw:master-page-name="lyt-cool" presentation:presentation-page-layout-name="AL2T1">
        <draw:frame presentation:style-name="pr11" draw:text-style-name="P1" draw:layer="layout" svg:width="23.911cm" svg:height="3.507cm" svg:x="2.058cm" svg:y="1.543cm" presentation:class="title">
          <draw:text-box>
            <text:p text:style-name="P1">Ventajas</text:p>
          </draw:text-box>
        </draw:frame>
        <draw:frame presentation:style-name="pr8" draw:text-style-name="P9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8">Resuma las características y ventajas de las novedades presentadas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4" draw:text-style-name="P6" draw:layer="layout" svg:width="14.517cm" svg:height="11.41cm" svg:x="3.249cm" svg:y="14.13cm" presentation:class="notes" presentation:placeholder="true">
            <draw:text-box draw:corner-radius="3107.312cm"/>
          </draw:frame>
        </presentation:notes>
      </draw:page>
      <draw:page draw:name="Próximos pasos" draw:style-name="dp1" draw:master-page-name="lyt-cool" presentation:presentation-page-layout-name="AL2T1">
        <draw:frame presentation:style-name="pr12" draw:text-style-name="P1" draw:layer="layout" svg:width="23.911cm" svg:height="3.507cm" svg:x="2.058cm" svg:y="1.543cm" presentation:class="title">
          <draw:text-box>
            <text:p text:style-name="P1">Próximos pasos</text:p>
          </draw:text-box>
        </draw:frame>
        <draw:frame presentation:style-name="pr8" draw:text-style-name="P9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8">Explique el resto de las acciones necesarias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7"/>
          <draw:frame presentation:style-name="pr4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13" draw:layer="layout" svg:width="23.911cm" svg:height="3.507cm" svg:x="2.058cm" svg:y="1.543cm" presentation:class="title" presentation:placeholder="true">
          <draw:text-box/>
        </draw:frame>
        <draw:frame presentation:style-name="pr14" draw:layer="layout" svg:width="23.911cm" svg:height="13.23cm" svg:x="2.058cm" svg:y="5.838cm" presentation:class="outline">
          <draw:text-box>
            <text:list text:style-name="L3">
              <text:list-item>
                <text:p>PirannaFS</text:p>
              </text:list-item>
              <text:list-item>
                <text:p>Objetivo a largo plazo</text:p>
              </text:list-item>
              <text:list-item>
                <text:p>Deseos de los clientes</text:p>
              </text:list-item>
              <text:list-item>
                <text:p>Satisfacción de los deseos de los clientes</text:p>
              </text:list-item>
              <text:list-item>
                <text:p>Análisis de costes</text:p>
              </text:list-item>
              <text:list-item>
                <text:p>Ventajas</text:p>
              </text:list-item>
              <text:list-item>
                <text:p>Próximos paso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15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0 400" svg:d="m100 0 100 400h-20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text:enable-numbering="true"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-1.2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text:enable-numbering="false"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text:enable-numbering="false"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lyt-cool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lyt-cool-outline1" style:family="presentation">
      <style:graphic-properties text:enable-numbering="true" draw:stroke="none" draw:fill="none">
        <text:list-style style:name="lyt-cool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-1.2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lyt-cool-outline2" style:family="presentation" style:parent-style-name="lyt-cool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lyt-cool-outline3" style:family="presentation" style:parent-style-name="lyt-cool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lyt-cool-outline4" style:family="presentation" style:parent-style-name="lyt-cool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5" style:family="presentation" style:parent-style-name="lyt-cool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6" style:family="presentation" style:parent-style-name="lyt-cool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7" style:family="presentation" style:parent-style-name="lyt-cool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8" style:family="presentation" style:parent-style-name="lyt-cool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9" style:family="presentation" style:parent-style-name="lyt-cool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subtitle" style:family="presentation">
      <style:graphic-properties text:enable-numbering="false"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lyt-cool-title" style:family="presentation">
      <style:graphic-properties text:enable-numbering="false" draw:stroke="none" draw:fill="none" draw:textarea-vertical-align="middle">
        <text:list-style style:name="lyt-cool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 draw:page-number="1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86cm" svg:x="2.058cm" svg:y="5.838cm" presentation:class="outline" presentation:placeholder="true">
        <draw:text-box draw:corner-radius="0.116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dc:title>Presentación de una novedad</dc:title>
    <dc:description>Presentación general de una novedad considerando los deseos de los clientes</dc:description>
    <meta:creation-date>2011-03-21T10:12:57.86</meta:creation-date>
    <dc:language>es-ES</dc:language>
    <meta:editing-cycles>3</meta:editing-cycles>
    <meta:editing-duration>PT03H51M24S</meta:editing-duration>
    <meta:initial-creator>Jesús Leganés Combarro</meta:initial-creator>
    <dc:date>2011-03-29T00:54:20</dc:date>
    <dc:creator>El Piraña</dc:creator>
    <meta:document-statistic meta:object-count="50"/>
    <meta:user-defined meta:name="Info 0"/>
    <meta:user-defined meta:name="Info 1"/>
    <meta:user-defined meta:name="Info 2"/>
    <meta:user-defined meta:name="Info 3"/>
    <meta:template xlink:type="simple" xlink:actuate="onRequest" xlink:title="Presentación de una novedad" xlink:href="../../../../Archivos%20de%20programa/OpenOffice.org%203/Basis/share/template/es/presnt/prs-novelty.otp" meta:date="2004-08-03T15:42:25"/>
  </office:meta>
</office:document-meta>
</file>